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Abyssinica SIL" fo:font-weight="normal" officeooo:rsid="000cff57" officeooo:paragraph-rsid="000cff57" style:font-weight-asian="normal" style:font-weight-complex="normal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Abyssinica SIL" fo:font-size="12pt" fo:font-weight="normal" officeooo:rsid="000d47e4" officeooo:paragraph-rsid="000d47e4" style:font-size-asian="10.5pt" style:font-weight-asian="normal" style:font-size-complex="12pt" style:font-weight-complex="normal"/>
    </style:style>
    <style:style style:name="P3" style:family="paragraph" style:parent-style-name="Standard" style:list-style-name="L4">
      <style:paragraph-properties fo:text-align="start" style:justify-single-word="false"/>
      <style:text-properties style:font-name="Abyssinica SIL" fo:font-size="12pt" fo:font-weight="normal" officeooo:rsid="000f8582" officeooo:paragraph-rsid="00113563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byssinica SIL" fo:font-size="12pt" fo:font-weight="normal" officeooo:rsid="000f8582" officeooo:paragraph-rsid="00113563" style:font-size-asian="10.5pt" style:font-weight-asian="normal" style:font-size-complex="12pt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style:font-name="Abyssinica SIL" fo:font-size="12pt" fo:font-weight="normal" officeooo:rsid="00113563" officeooo:paragraph-rsid="00113563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byssinica SIL" fo:font-size="12pt" fo:font-style="italic" fo:font-weight="normal" officeooo:rsid="000d47e4" officeooo:paragraph-rsid="000d47e4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Abyssinica SIL" fo:font-size="12pt" fo:font-style="italic" fo:font-weight="normal" officeooo:rsid="000f8582" officeooo:paragraph-rsid="00113563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byssinica SIL" fo:font-size="15pt" fo:font-style="italic" fo:font-weight="normal" officeooo:rsid="000d47e4" officeooo:paragraph-rsid="00113563" style:font-size-asian="13.1000003814697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c9211e" loext:opacity="100%" style:font-name="Abyssinica SIL" fo:font-weight="normal" officeooo:rsid="000cff57" officeooo:paragraph-rsid="000cff57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loext:opacity="100%" style:font-name="Abyssinica SIL" fo:font-size="12pt" fo:font-weight="normal" officeooo:rsid="000d47e4" officeooo:paragraph-rsid="000d47e4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113563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d47e4" officeooo:paragraph-rsid="000d47e4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1c1c1c" loext:opacity="100%" style:font-name="Abyssinica SIL" fo:font-weight="normal" officeooo:rsid="001392f0" officeooo:paragraph-rsid="001392f0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color="#1c1c1c" loext:opacity="100%" style:font-name="Abyssinica SIL" fo:font-style="italic" fo:font-weight="normal" officeooo:rsid="001392f0" officeooo:paragraph-rsid="001392f0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1c1c1c" loext:opacity="100%" style:font-name="Abyssinica SIL" fo:font-style="italic" fo:font-weight="normal" officeooo:rsid="00146ea4" officeooo:paragraph-rsid="00146ea4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a933" loext:opacity="100%" fo:font-size="20pt" officeooo:rsid="000cff57" officeooo:paragraph-rsid="000cff57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00a933" loext:opacity="100%" style:font-name="AnjaliOldLipi" fo:font-size="20pt" officeooo:rsid="000cff57" officeooo:paragraph-rsid="000cff57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6b5e9b" loext:opacity="100%" style:font-name="Abyssinica SIL" fo:font-size="15pt" fo:font-weight="bold" officeooo:rsid="000d47e4" officeooo:paragraph-rsid="00113563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6b5e9b" loext:opacity="100%" style:font-name="Abyssinica SIL" fo:font-size="15pt" fo:font-weight="bold" officeooo:rsid="000cff57" officeooo:paragraph-rsid="000cff57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6b5e9b" loext:opacity="100%" style:font-name="Abyssinica SIL" fo:font-size="15pt" fo:font-weight="bold" officeooo:rsid="000d47e4" officeooo:paragraph-rsid="000d47e4" style:font-size-asian="15pt" style:font-weight-asian="bold" style:font-size-complex="15pt" style:font-weight-complex="bold"/>
    </style:style>
    <style:style style:name="T1" style:family="text">
      <style:text-properties style:font-name="Abyssinica SIL" fo:font-size="12pt" fo:font-weight="normal" officeooo:rsid="00113563" style:font-size-asian="10.5pt" style:font-weight-asian="normal" style:font-size-complex="12pt" style:font-weight-complex="normal"/>
    </style:style>
    <style:style style:name="T2" style:family="text">
      <style:text-properties style:font-name="Abyssinica SIL" fo:font-size="12pt" fo:font-style="italic" fo:font-weight="normal" officeooo:rsid="00140451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Abyssinica SIL" fo:font-size="12pt" fo:font-style="italic" fo:font-weight="normal" officeooo:rsid="00113563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officeooo:rsid="00113563"/>
    </style:style>
    <style:style style:name="T5" style:family="text">
      <style:text-properties style:text-line-through-style="solid" style:text-line-through-type="single" fo:font-style="italic" officeooo:rsid="00146ea4" style:font-style-asian="italic" style:font-style-complex="italic"/>
    </style:style>
    <style:style style:name="T6" style:family="text">
      <style:text-properties style:text-line-through-style="none" style:text-line-through-type="none" fo:font-style="italic" officeooo:rsid="00146ea4" style:font-style-asian="italic" style:font-style-complex="italic"/>
    </style:style>
    <style:style style:name="T7" style:family="text">
      <style:text-properties style:text-line-through-style="none" style:text-line-through-type="none" fo:font-style="normal" officeooo:rsid="00146ea4" style:font-style-asian="normal" style:font-style-complex="normal"/>
    </style:style>
    <style:style style:name="T8" style:family="text">
      <style:text-properties officeooo:rsid="001392f0"/>
    </style:style>
    <style:style style:name="T9" style:family="text">
      <style:text-properties officeooo:rsid="0014045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40451" style:font-style-asian="italic" style:font-style-complex="italic"/>
    </style:style>
    <style:style style:name="T12" style:family="text">
      <style:text-properties fo:font-style="italic" officeooo:rsid="00113563" style:font-style-asian="italic" style:font-style-complex="italic"/>
    </style:style>
    <style:style style:name="T13" style:family="text">
      <style:text-properties fo:font-style="italic" officeooo:rsid="00113e4d" style:font-style-asian="italic" style:font-style-complex="italic"/>
    </style:style>
    <style:style style:name="T14" style:family="text">
      <style:text-properties fo:font-style="italic" officeooo:rsid="00146ea4" style:font-style-asian="italic" style:font-style-complex="italic"/>
    </style:style>
    <style:style style:name="T15" style:family="text">
      <style:text-properties officeooo:rsid="00146ea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INSTALLATION PAQUET: <text:span text:style-name="T15">MYSQL, PHP, APACHE AVEC LEUR CODE SOURCE</text:span></text:p>
      <text:p text:style-name="P16"/>
      <text:p text:style-name="P18">MYSQL</text:p>
      <text:list xml:id="list2363821065" text:style-name="L4">
        <text:list-item>
          <text:p text:style-name="P3">Désarchiver et Décompresser: <text:span text:style-name="T11">~</text:span><text:span text:style-name="T12">$tar -xf </text:span><text:span text:style-name="T13">mysql-8.3.0</text:span><text:span text:style-name="T10">.tar.</text:span><text:span text:style-name="T13">gz</text:span></text:p>
        </text:list-item>
        <text:list-item>
          <text:p text:style-name="P3"><text:span text:style-name="T4">Entrer dans ce fichier désarchiver : </text:span><text:span text:style-name="T11">~</text:span><text:span text:style-name="T12">$</text:span><text:span text:style-name="T10">cd </text:span><text:span text:style-name="T13">mysql-8.3.0</text:span></text:p>
        </text:list-item>
        <text:list-item>
          <text:p text:style-name="P3"><text:span text:style-name="T15">Cr</text:span><text:span text:style-name="T4">éer un dossier: </text:span><text:span text:style-name="T11">~</text:span><text:span text:style-name="T12">$</text:span><text:span text:style-name="T10">mkdir do</text:span><text:span text:style-name="T13">ssier</text:span></text:p>
        </text:list-item>
        <text:list-item>
          <text:p text:style-name="P3"><text:span text:style-name="T11">~</text:span><text:span text:style-name="T12">$</text:span><text:span text:style-name="T10">apt install cmake</text:span> <text:span text:style-name="T4">si elle n’est pas encore installer</text:span></text:p>
        </text:list-item>
        <text:list-item>
          <text:p text:style-name="P3"><text:span text:style-name="T9">~</text:span><text:span text:style-name="T12">$</text:span><text:span text:style-name="T10">cmake </text:span>..</text:p>
        </text:list-item>
        <text:list-item>
          <text:p text:style-name="P7"><text:span text:style-name="T9">~</text:span><text:span text:style-name="T4">$</text:span>apt upgrade</text:p>
        </text:list-item>
        <text:list-item>
          <text:p text:style-name="P7"><text:span text:style-name="T9">~</text:span><text:span text:style-name="T4">$</text:span>apt install openssl</text:p>
        </text:list-item>
        <text:list-item>
          <text:p text:style-name="P3"><text:span text:style-name="T11">~</text:span><text:span text:style-name="T12">$</text:span><text:span text:style-name="T10">apt install libssl-dev</text:span></text:p>
        </text:list-item>
        <text:list-item>
          <text:p text:style-name="P5">on refait <text:span text:style-name="T11">~</text:span><text:span text:style-name="T10">$cmake .</text:span>.</text:p>
        </text:list-item>
        <text:list-item>
          <text:p text:style-name="P11"><text:span text:style-name="T2">~</text:span><text:span text:style-name="T3">$sudo make </text:span><text:span text:style-name="T1">et après </text:span><text:span text:style-name="T2">~</text:span><text:span text:style-name="T3">$sudo make install</text:span></text:p>
        </text:list-item>
      </text:list>
      <text:p text:style-name="P8"/>
      <text:p text:style-name="P19">APACHE</text:p>
      <text:list xml:id="list4054857371" text:style-name="L1">
        <text:list-item>
          <text:p text:style-name="P1">D<text:span text:style-name="T4">é</text:span>sarchiver <text:span text:style-name="T4">et Décomprésser:</text:span> <text:span text:style-name="T11">~</text:span><text:span text:style-name="T12">$</text:span><text:span text:style-name="T10">t</text:span><text:span text:style-name="T12">ar -xf </text:span><text:span text:style-name="T13">httpd-2.4.59</text:span><text:span text:style-name="T10">.tar</text:span></text:p>
        </text:list-item>
        <text:list-item>
          <text:p text:style-name="P4"><text:span text:style-name="T4">Entrer dans ce fichier désarchiver: </text:span><text:span text:style-name="T11">~</text:span><text:span text:style-name="T12">$</text:span><text:span text:style-name="T10">cd </text:span><text:span text:style-name="T13">httpd-2.4.59</text:span></text:p>
        </text:list-item>
        <text:list-item>
          <text:p text:style-name="P1"><text:span text:style-name="T11">~</text:span><text:span text:style-name="T12">$</text:span><text:span text:style-name="T10">./configure --with-apr=/usr/local/ap</text:span>r</text:p>
          <text:p text:style-name="P9">là on a <text:span text:style-name="T8">que</text:span><text:span text:style-name="T15">l</text:span><text:span text:style-name="T8">ques</text:span> err<text:span text:style-name="T4">eu</text:span>r<text:span text:style-name="T8">s</text:span> de son d<text:span text:style-name="T4">é</text:span>pendance <text:span text:style-name="T4">donc </text:span><text:span text:style-name="T8">faut </text:span><text:span text:style-name="T4">l</text:span><text:span text:style-name="T8">es télécharger</text:span></text:p>
        </text:list-item>
        <text:list-item>
          <text:p text:style-name="P14"><text:span text:style-name="T9">~</text:span>$sudo apt-get install libapr<text:span text:style-name="T15">1-dev</text:span></text:p>
        </text:list-item>
        <text:list-item>
          <text:p text:style-name="P15">~$sudo apt-get install libaprutil1-dev</text:p>
        </text:list-item>
        <text:list-item>
          <text:p text:style-name="P15">~$sudo apt-get install libpcre2-posix2 libcpre2-dev</text:p>
        </text:list-item>
        <text:list-item>
          <text:p text:style-name="P15">~$./configure</text:p>
        </text:list-item>
        <text:list-item>
          <text:p text:style-name="P15">~$sudo make</text:p>
        </text:list-item>
        <text:list-item>
          <text:p text:style-name="P15">~$sudo make install</text:p>
          <text:p text:style-name="P13"/>
        </text:list-item>
      </text:list>
      <text:p text:style-name="P20">PHP</text:p>
      <text:list xml:id="list1254169592" text:style-name="L2">
        <text:list-item>
          <text:p text:style-name="P10"><text:span text:style-name="T15">Désa</text:span>rchiver <text:span text:style-name="T15">et Décomprésser: </text:span><text:span text:style-name="T14">~$tar -</text:span><text:span text:style-name="T7">xf php-</text:span><text:span text:style-name="T6">8.2.18.tar.gz</text:span></text:p>
        </text:list-item>
        <text:list-item>
          <text:p text:style-name="P6"><text:span text:style-name="T9">~$</text:span>cd <text:span text:style-name="T15">php-8.2.18</text:span></text:p>
        </text:list-item>
        <text:list-item>
          <text:p text:style-name="P6"><text:span text:style-name="T9">~$</text:span>./configure</text:p>
        </text:list-item>
        <text:list-item>
          <text:p text:style-name="P6"><text:span text:style-name="T9">~</text:span><text:span text:style-name="T15">$sudo </text:span>apt install pkg-config</text:p>
        </text:list-item>
        <text:list-item>
          <text:p text:style-name="P2"><text:span text:style-name="T11">~</text:span><text:span text:style-name="T14">$sudo </text:span><text:span text:style-name="T10">apt install libxml2-dev</text:span></text:p>
        </text:list-item>
        <text:list-item>
          <text:p text:style-name="P6"><text:span text:style-name="T9">~</text:span><text:span text:style-name="T15">$sudo </text:span>apt install sqlite3-dev</text:p>
        </text:list-item>
        <text:list-item>
          <text:p text:style-name="P6"><text:span text:style-name="T9">~</text:span><text:span text:style-name="T15">$</text:span>./confi<text:span text:style-name="T8">gure</text:span></text:p>
        </text:list-item>
        <text:list-item>
          <text:p text:style-name="P6"><text:span text:style-name="T9">~</text:span><text:span text:style-name="T15">$sudo </text:span>make </text:p>
        </text:list-item>
        <text:list-item>
          <text:p text:style-name="P6"><text:span text:style-name="T9">~</text:span><text:span text:style-name="T15">$sudo </text:span>make install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6:03:29.809725993</meta:creation-date>
    <dc:date>2024-04-24T10:38:48.602586275</dc:date>
    <meta:editing-duration>PT9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163" meta:character-count="1055" meta:non-whitespace-character-count="953"/>
  </office:meta>
</office:document-meta>
</file>